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3000000030C69C7D8C0F1EF63A.png" manifest:media-type="image/png"/>
  <manifest:file-entry manifest:full-path="Pictures/100000010000003000000030801F7C20BD010B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Raleway" svg:font-family="Raleway, sans-serif"/>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P1" style:family="paragraph" style:parent-style-name="Footer">
      <style:paragraph-properties fo:text-align="end" style:justify-single-word="false"/>
    </style:style>
    <style:style style:name="P2" style:family="paragraph" style:parent-style-name="Standard">
      <style:text-properties officeooo:paragraph-rsid="004e8856"/>
    </style:style>
    <style:style style:name="P3" style:family="paragraph" style:parent-style-name="Text_20_body">
      <style:text-properties officeooo:paragraph-rsid="004e8856"/>
    </style:style>
    <style:style style:name="P4" style:family="paragraph" style:parent-style-name="Standard">
      <style:text-properties officeooo:paragraph-rsid="004d71a0"/>
    </style:style>
    <style:style style:name="P5"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style>
    <style:style style:name="P6"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04e8856"/>
    </style:style>
    <style:style style:name="P7" style:family="paragraph" style:parent-style-name="Table_20_Contents">
      <style:paragraph-properties fo:margin-left="0cm" fo:margin-right="0cm" fo:text-indent="0cm" style:auto-text-indent="false"/>
    </style:style>
    <style:style style:name="P8" style:family="paragraph" style:parent-style-name="Standard">
      <style:text-properties officeooo:rsid="00600f3e" officeooo:paragraph-rsid="00600f3e"/>
    </style:style>
    <style:style style:name="P9" style:family="paragraph" style:parent-style-name="Standard" style:list-style-name="L3">
      <style:text-properties officeooo:rsid="00600f3e" officeooo:paragraph-rsid="00600f3e"/>
    </style:style>
    <style:style style:name="P10" style:family="paragraph" style:parent-style-name="Standard">
      <style:text-properties officeooo:rsid="00618aa7" officeooo:paragraph-rsid="00618aa7"/>
    </style:style>
    <style:style style:name="P11" style:family="paragraph" style:parent-style-name="Text_20_body" style:list-style-name="L1">
      <style:text-properties officeooo:paragraph-rsid="004e8856"/>
    </style:style>
    <style:style style:name="P12" style:family="paragraph" style:parent-style-name="Text_20_body" style:list-style-name="L1">
      <style:text-properties officeooo:rsid="005d00c3" officeooo:paragraph-rsid="005d00c3"/>
    </style:style>
    <style:style style:name="P13" style:family="paragraph" style:parent-style-name="Text_20_body" style:list-style-name="L1">
      <style:text-properties officeooo:rsid="005da03a" officeooo:paragraph-rsid="005da03a"/>
    </style:style>
    <style:style style:name="P14" style:family="paragraph" style:parent-style-name="Text_20_body" style:list-style-name="L1">
      <style:text-properties officeooo:rsid="005df035" officeooo:paragraph-rsid="005df035"/>
    </style:style>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600f3e" style:font-weight-asian="bold" style:font-weight-complex="bold"/>
    </style:style>
    <style:style style:name="T4" style:family="text">
      <style:text-properties officeooo:rsid="004f23dc"/>
    </style:style>
    <style:style style:name="T5" style:family="text">
      <style:text-properties officeooo:rsid="005ac4b5"/>
    </style:style>
    <style:style style:name="T6" style:family="text">
      <style:text-properties officeooo:rsid="005d00c3"/>
    </style:style>
    <style:style style:name="T7" style:family="text">
      <style:text-properties officeooo:rsid="005ef86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5"><draw:frame draw:style-name="fr1" draw:name="graphics69" text:anchor-type="as-char" svg:width="1.27cm" svg:height="1.27cm" draw:z-index="0"><draw:image xlink:href="Pictures/100000010000003000000030C69C7D8C0F1EF63A.png" xlink:type="simple" xlink:show="embed" xlink:actuate="onLoad" draw:mime-type="image/png"/></draw:frame></text:p>
          </table:table-cell>
          <table:table-cell table:style-name="Tabla1.B1" office:value-type="string">
            <text:p text:style-name="P7"><text:span text:style-name="T2">Apelidos, Nome:</text:span><text:span text:style-name="T1"> </text:span><text:span text:style-name="T3">Maceira Barca Xian</text:span></text:p>
          </table:table-cell>
        </table:table-row>
      </table:table>
      <text:p text:style-name="Standard"/>
      <text:p text:style-name="P4"/>
      <text:p text:style-name="P2"/>
      <table:table table:name="Tabla2" table:style-name="Tabla2">
        <table:table-column table:style-name="Tabla2.A"/>
        <table:table-column table:style-name="Tabla2.B"/>
        <table:table-row>
          <table:table-cell table:style-name="Tabla2.A1" office:value-type="string">
            <text:p text:style-name="P6"><draw:frame draw:style-name="fr1" draw:name="Imagen4" text:anchor-type="as-char" svg:width="1.099cm" svg:height="1.099cm" draw:z-index="1"><draw:image xlink:href="Pictures/100000010000003000000030801F7C20BD010B1C.png" xlink:type="simple" xlink:show="embed" xlink:actuate="onLoad" draw:mime-type="image/png"/></draw:frame></text:p>
          </table:table-cell>
          <table:table-cell table:style-name="Tabla2.B1" office:value-type="string">
            <text:p text:style-name="P3"><text:span text:style-name="T4">1.</text:span> Le o artigo<text:span text:style-name="T5"> “</text:span><text:a xlink:type="simple" xlink:href="https://www.tecnologia-informatica.com/erp-que-es/" text:style-name="Internet_20_link" text:visited-style-name="Visited_20_Internet_20_Link"><text:span text:style-name="T6">Características de un Sistema ERP</text:span></text:a><text:span text:style-name="T5">” e responde ás seguintes cuestións:</text:span></text:p>
            <text:list text:style-name="L1">
              <text:list-item>
                <text:p text:style-name="P11">Cal é o obxectivo principal dun ERP?</text:p>
              </text:list-item>
              <text:list-item>
                <text:p text:style-name="P11">Define Back Office.</text:p>
              </text:list-item>
              <text:list-item>
                <text:p text:style-name="P12">Define Front Office.</text:p>
              </text:list-item>
              <text:list-item>
                <text:p text:style-name="P12"><text:span text:style-name="T7">R</text:span>ealiza un resumo da evolución histórica do software ERP.</text:p>
              </text:list-item>
              <text:list-item>
                <text:p text:style-name="P12">Indica o nome do primeiro sistema que ten capacidade para realizar simulacións baseadas en preguntas</text:p>
              </text:list-item>
              <text:list-item>
                <text:p text:style-name="P13">Sinala os inconvenientes dos sistemas MRP II</text:p>
              </text:list-item>
              <text:list-item>
                <text:p text:style-name="P14">Indica as características fundamentais que debe ter un sistema para ser considerado ERP</text:p>
              </text:list-item>
              <text:list-item>
                <text:p text:style-name="P14">Indica que limitacións pode presentar un sistema ERP</text:p>
              </text:list-item>
            </text:list>
          </table:table-cell>
        </table:table-row>
      </table:table>
      <text:p text:style-name="P2"/>
      <text:p text:style-name="P8">a)</text:p>
      <text:p text:style-name="P8"/>
      <text:p text:style-name="P8">Integrar todos los departamentos y funciones de una empresa en un único sistema computacional.</text:p>
      <text:p text:style-name="P8"/>
      <text:p text:style-name="P8">b)</text:p>
      <text:p text:style-name="P8">Un sistema Back Office es un software desarrollado para manejar de forma eficaz la información de las empresas y tomar decisiones acertadas en los momentos necesarios.</text:p>
      <text:p text:style-name="P8"/>
      <text:p text:style-name="P8">Es la parte de la empresa que no tiene contacto alguno con el cliente</text:p>
      <text:p text:style-name="P8"/>
      <text:p text:style-name="P8">c)</text:p>
      <text:p text:style-name="P8"/>
      <text:p text:style-name="P8">Se refiere a los servicios de una empresa que tienen relación directa con los clientes y compradores.</text:p>
      <text:p text:style-name="P8"/>
      <text:p text:style-name="P8">d)</text:p>
      <text:p text:style-name="P8"/>
      <text:p text:style-name="P8">Década de 1960: Antes de esta década, las empresas se basaban en técnicas de gestión de inventarios. Sin embargo, en la década de 1960, surgió una técnica revolucionaria conocida como Planificación de Recursos de Material (MRP), que permitía una gestión más efectiva de los inventarios al planificar la producción y las órdenes de pedidos de manera precisa.</text:p>
      <text:p text:style-name="P8"/>
      <text:p text:style-name="P8"><text:soft-page-break/>Década de 1970: Durante esta década, se desarrolló una variante avanzada del MRP llamada Closed Loop Material Resource Planning (CL MRP), que incorporaba la capacidad de producción y la Planificación de Requisitos y Capacidades (CRP) en la ecuación.</text:p>
      <text:p text:style-name="P8"/>
      <text:p text:style-name="P8">Década de 1980: La década de 1980 vio la introducción del MRP-II (Manufacturing Resource Planning), que llevó la planificación de recursos más allá de la producción e involucró a todas las áreas empresariales, incluyendo la planificación operativa y financiera. </text:p>
      <text:p text:style-name="P8"/>
      <text:p text:style-name="P8">Década de 1990: En esta década, se consolidó el concepto de ERP . Los sistemas ERP integraron de manera integral todos los subsistemas de una empresa en una única solución, permitiendo una gestión eficiente y coordinada de todos los aspectos empresariales, desde la ingeniería y las finanzas hasta los recursos humanos y la gestión de proyectos, entre otros.</text:p>
      <text:p text:style-name="P8"/>
      <text:p text:style-name="P8">Desde 1990 en adelante: Los sistemas ERP continuaron evolucionando, aprovechando las innovaciones tecnológicas de la época, como la proliferación de la web, la difusión de las PCs y las arquitecturas cliente/servidor. Además, se beneficiaron de la integración de bases de datos y tecnologías web, lo que simplificó su uso y accesibilidad. La transferencia electrónica de datos entre departamentos y la influencia de tecnologías como Internet, Intranet, Workflow y Datawarehousing siguieron impulsando la evolución constante de los sistemas ERP.</text:p>
      <text:p text:style-name="P8"/>
      <text:p text:style-name="P8"/>
      <text:p text:style-name="P8">e)</text:p>
      <text:p text:style-name="P8"/>
      <text:p text:style-name="P8">MRP-II</text:p>
      <text:p text:style-name="P8"/>
      <text:p text:style-name="P8">f)</text:p>
      <text:p text:style-name="P8"/>
      <text:p text:style-name="P8">- Tiempos de producción fijos.</text:p>
      <text:p text:style-name="P8">- Capacidades infinitas.</text:p>
      <text:p text:style-name="P8">- Procesamiento en batch.</text:p>
      <text:p text:style-name="P8"/>
      <text:p text:style-name="P8">g)</text:p>
      <text:p text:style-name="P8"/>
      <text:list text:style-name="L3">
        <text:list-item>
          <text:p text:style-name="P9">Flexibilidad</text:p>
        </text:list-item>
        <text:list-item>
          <text:p text:style-name="P9">Modularidad </text:p>
        </text:list-item>
        <text:list-item>
          <text:p text:style-name="P9">Comprensivo</text:p>
        </text:list-item>
        <text:list-item>
          <text:p text:style-name="P9">Conectividad </text:p>
        </text:list-item>
        <text:list-item>
          <text:p text:style-name="P9">Selección de diferentes formas de negocio</text:p>
        </text:list-item>
        <text:list-item>
          <text:p text:style-name="P9">Simulación de la Realidad</text:p>
        </text:list-item>
      </text:list>
      <text:p text:style-name="P8">h)</text:p>
      <text:p text:style-name="P8"/>
      <text:p text:style-name="P10">Un ERP puede causar limitaciones en el desarrollo principalmente por la falta de capacitación del personal, inexistencia de política corporativa o falta de actualización del software.</text:p>
      <text:p text:style-name="P10"/>
      <text:p text:style-name="P10"><text:soft-page-break/>A su vez, los ERP no son fáciles de operar, y pueden ser menos eficaces cuando hay una inconsistencia de datos. Estas inconsistencias provocan información poco fiable o omisión de datos relevantes.</text:p>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Raleway" svg:font-family="Raleway, sans-serif"/>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gl"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gl"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3-09-20T19:00:52.223000000</dc:date>
    <meta:editing-duration>PT9H6M59S</meta:editing-duration>
    <meta:editing-cycles>150</meta:editing-cycles>
    <meta:generator>LibreOffice/7.5.3.2$Windows_X86_64 LibreOffice_project/9f56dff12ba03b9acd7730a5a481eea045e468f3</meta:generator>
    <meta:document-statistic meta:table-count="2" meta:image-count="2" meta:object-count="0" meta:page-count="3" meta:paragraph-count="42" meta:word-count="533" meta:character-count="3353" meta:non-whitespace-character-count="2871"/>
  </office:meta>
</office:document-meta>
</file>